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6.999cm" style:rel-column-width="65535*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4pt" fo:font-weight="normal" style:font-size-asian="14pt" style:font-weight-asian="normal" style:font-name-complex="Arial" style:font-size-complex="14pt" style:font-weight-complex="normal"/>
    </style:style>
    <style:style style:name="P5" style:family="paragraph" style:parent-style-name="Standard">
      <style:text-properties fo:color="#ff3333" style:font-name="Times New Roman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color="#ff3333" style:font-name="Times New Roman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ff0000"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T1" style:family="text">
      <style:text-properties fo:color="#ff3333"/>
    </style:style>
    <style:style style:name="T2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orname(n) Nachname</text:p>
      <text:p text:style-name="P5">Straße Hausnummer</text:p>
      <text:p text:style-name="P5">Postleitzahl Stadt</text:p>
      <text:p text:style-name="P5"/>
      <text:p text:style-name="P7"><text:span text:style-name="T1">Stadt</text:span>, den <text:span text:style-name="T1">TT.MM.JJJJ</text:span></text:p>
      <text:p text:style-name="P7"/>
      <text:p text:style-name="P6">Zuständiges Standesamt</text:p>
      <text:p text:style-name="P6">Straße Hausnummer</text:p>
      <text:p text:style-name="P6">Postleitzahl Stadt</text:p>
      <text:p text:style-name="P6"/>
      <text:p text:style-name="P4">Erklärung zur <text:span text:style-name="T2">Ersetzung/Streichung</text:span> der in §22 Absatz 3 PstG vorgesehenden Bezeichnung im deutschen Personenstandseintrag des Geburtenregisters nach §45b PstG</text:p>
      <text:p text:style-name="P4"/>
      <text:p text:style-name="P2"/>
      <text:p text:style-name="P2">Sehr geehrte Beamte des Standesamtes <text:span text:style-name="T2">Stadt</text:span>,</text:p>
      <text:p text:style-name="P2"/>
      <text:p text:style-name="P2">Hiermit erkläre ich, (amtlich noch) <text:span text:style-name="T2">Vorname(n) Nachname</text:span>, geboren am <text:span text:style-name="T2">TT.MM.JJJJ</text:span> in <text:span text:style-name="T2">Stadt</text:span>, dass ich künftig im Geburtenregister unter <text:span text:style-name="T2">keiner Geschlechtsangabe/der Geschlechtsangabe "männlich/weiblich/divers"</text:span> geführt werden möchte.</text:p>
      <text:p text:style-name="P2"/>
      <text:p text:style-name="P2"/>
      <text:p text:style-name="P2">Mit freundlichen Grüßen,</text:p>
      <text:p text:style-name="P2"/>
      <text:p text:style-name="P2"/>
      <text:p text:style-name="P2">[<text:span text:style-name="T2">Vorname, Nachname</text:span>]</text:p>
      <text:p text:style-name="P2"/>
      <text:p text:style-name="P2"/>
      <text:p text:style-name="P8">[Handschriftliche Unterschift, diese Klammer</text:p>
      <text:p text:style-name="P8">kann beim Drucken gelöscht werden]</text:p>
      <text:p text:style-name="P3"/>
      <text:p text:style-name="P2"/>
      <text:p text:style-name="P2"/>
      <text:p text:style-name="P2"/>
      <text:p text:style-name="P2"/>
      <text:p text:style-name="P2">Anlagen: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">Kopie des Personalausweises</text:p>
          </table:table-cell>
        </table:table-row>
        <table:table-row>
          <table:table-cell table:style-name="Tabelle1.A2" office:value-type="string">
            <text:p text:style-name="P1">Attest der vorliegenden Variante der Geschlechtsentwicklung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S</meta:editing-duration>
    <meta:editing-cycles>3</meta:editing-cycles>
    <meta:generator>OpenOffice/4.1.6$Win32 OpenOffice.org_project/416m1$Build-9790</meta:generator>
    <dc:date>2020-01-07T22:08:24.31</dc:date>
    <meta:document-statistic meta:table-count="1" meta:image-count="0" meta:object-count="0" meta:page-count="1" meta:paragraph-count="17" meta:word-count="89" meta:character-count="775"/>
    <dc:creator>Elena Schmidt</dc:creator>
    <meta:user-defined meta:name="Info 1"/>
    <meta:user-defined meta:name="Info 2"/>
    <meta:user-defined meta:name="Info 3"/>
    <meta:user-defined meta:name="Info 4"/>
  </office:meta>
</office:document-meta>
</file>